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27d8d1" officeooo:paragraph-rsid="00087254" style:font-size-asian="12pt" style:font-size-complex="12pt"/>
    </style:style>
    <style:style style:name="P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d77b4" officeooo:paragraph-rsid="00087254" style:font-size-asian="12pt" style:font-size-complex="12pt"/>
    </style:style>
    <style:style style:name="P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7d8d1" officeooo:paragraph-rsid="00087254" style:font-size-asian="12pt" style:font-size-complex="12pt"/>
    </style:style>
    <style:style style:name="P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8ba23" officeooo:paragraph-rsid="00087254" style:font-size-asian="12pt" style:font-size-complex="12pt"/>
    </style:style>
    <style:style style:name="P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99e63" officeooo:paragraph-rsid="00087254" style:font-size-asian="12pt" style:font-size-complex="12pt"/>
    </style:style>
    <style:style style:name="P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aedb5" officeooo:paragraph-rsid="00087254" style:font-size-asian="12pt" style:font-size-complex="12pt"/>
    </style:style>
    <style:style style:name="P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c163f" officeooo:paragraph-rsid="00087254" style:font-size-asian="12pt" style:font-size-complex="12pt"/>
    </style:style>
    <style:style style:name="P8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210d61e" officeooo:paragraph-rsid="00087254" style:font-size-asian="12pt" style:font-size-complex="12pt"/>
    </style:style>
    <style:style style:name="P9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cc3ce" officeooo:paragraph-rsid="00087254" style:font-size-asian="12pt" style:font-size-complex="12pt"/>
    </style:style>
    <style:style style:name="P10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d6d2b" officeooo:paragraph-rsid="00087254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2aedb5" officeooo:paragraph-rsid="00087254" style:font-size-asian="12pt" style:font-style-asian="italic" style:font-size-complex="12pt" style:font-style-complex="italic"/>
    </style:style>
    <style:style style:name="T1" style:family="text">
      <style:text-properties officeooo:rsid="0374b327"/>
    </style:style>
    <style:style style:name="T2" style:family="text">
      <style:text-properties officeooo:rsid="020dd6c6"/>
    </style:style>
    <style:style style:name="T3" style:family="text">
      <style:text-properties officeooo:rsid="020f9683"/>
    </style:style>
    <style:style style:name="T4" style:family="text">
      <style:text-properties officeooo:rsid="01599c42"/>
    </style:style>
    <style:style style:name="T5" style:family="text">
      <style:text-properties officeooo:rsid="00299e63"/>
    </style:style>
    <style:style style:name="T6" style:family="text">
      <style:text-properties officeooo:rsid="021097ba"/>
    </style:style>
    <style:style style:name="T7" style:family="text">
      <style:text-properties officeooo:rsid="0210d61e"/>
    </style:style>
    <style:style style:name="T8" style:family="text">
      <style:text-properties officeooo:rsid="0212020e"/>
    </style:style>
    <style:style style:name="T9" style:family="text">
      <style:text-properties officeooo:rsid="005963a8"/>
    </style:style>
    <style:style style:name="T10" style:family="text">
      <style:text-properties officeooo:rsid="02124272"/>
    </style:style>
    <style:style style:name="T11" style:family="text">
      <style:text-properties officeooo:rsid="037570e8"/>
    </style:style>
    <style:style style:name="T12" style:family="text">
      <style:text-properties officeooo:rsid="002d77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СМП-615 базировался в Конотопе, но имел свои филиалы и в других местах: пару грузчиков в Киеве; стройбригаду с автокраном в Бахмаче; бригаду с трактором «Беларусь» в Ворожбе...</text:p>
      <text:p text:style-name="P3">По третьему делу проходил мастер-прораб бахмацкой бригады.</text:p>
      <text:p text:style-name="P3">Там закончили какой-то строительный объект и одолженный в других организациях бульдозер делал зачистку — равнял прилегающую площадь.</text:p>
      <text:p text:style-name="P3">Прораб заметил, что груда земли скапливается на бракованной панели перекрытия, <text:span text:style-name="T1">которая</text:span> осталась после строительства. <text:span text:style-name="T2">Вот </text:span>он <text:span text:style-name="T2">и </text:span>перебросил <text:s/><text:span text:style-name="T2">э</text:span>ту панель во двор какого-то знакомого, или родственника для перекрытия погреба вырытого в земле.</text:p>
      <text:p text:style-name="P3">Объект благополучно завершили, а прораба кто-то заложил: расхищение социалистической собственности.</text:p>
      <text:p text:style-name="P3">На заседании суда у меня к преступнику был всего один вопрос:</text:p>
      <text:p text:style-name="P3">- Что стало бы с треснувшей панелью, если бы ею не перекрыли погреб?</text:p>
      <text:p text:style-name="P3">Он недовольно пожал плечами и ответил:</text:p>
      <text:p text:style-name="P3">- А что может стать? Осталась бы под грунтом.</text:p>
      <text:p text:style-name="P4">Я потребовал объявить прорабу благодарность за вклад в повышение общего благосостояния советского народа. </text:p>
      <text:p text:style-name="P4">Неважно, кто кому родственник, но мы — единая семья.</text:p>
      <text:p text:style-name="P4">И этот мой вердикт не прокатил.</text:p>
      <text:p text:style-name="P4">На следующем отчётно-выборном профсоюзном собрании никто и не заикнулся выбирать меня в товарищеский суд. </text:p>
      <text:p text:style-name="P4">Как будто у меня того диплома в жизни не было.</text:p>
      <text:p text:style-name="P4"/>
      <text:p text:style-name="P4">Когда тебе исполнился один год, ты приезжала в Конотоп. На неделю, или две — не надолго.</text:p>
      <text:p text:style-name="P4">В то лето шли частые грозы. После одной из них я повёз тебя в коляске на прогулку.</text:p>
      <text:p text:style-name="P4">Моя мать и Ира долго были против, а мне не хотелось сидеть в доме и <text:s/>ждать следующего ливня. </text:p>
      <text:p text:style-name="P4">Наконец, Ира позволила и они легли спать дальше — в дождь на сон тянет.</text:p>
      <text:p text:style-name="P4">На дороге <text:span text:style-name="T3">встречалось</text:span> мно<text:span text:style-name="T3">жество</text:span> больших луж, но мы с тобой <text:span text:style-name="T3">всё равно </text:span>дали круг чуть ли не по всему Посёлку — от конечной трамвая до <text:span text:style-name="T4">Б</text:span>огдана Хмельницкого и обратно по Профессийной.</text:p>
      <text:p text:style-name="P4">Ты была тепло одета и спала под поднятым верхом и застёгнутым фартуком коляски.</text:p>
      <text:p text:style-name="P4">Только уже в конце Профессийной, когда с обода переднего колеса соскочило кольцо резины, ты проснулась, села и схватила кольцо, которое я положил поверх застёгнутого фартука.</text:p>
      <text:p text:style-name="P4">Ты схватила его обеими руками, как рулевое колесо, но я отобрал эту мокрую резину.</text:p>
      <text:p text:style-name="P4">Ты <text:span text:style-name="T3">чуть</text:span> захныкала, <text:span text:style-name="T3">однако,</text:span> не надолго. </text:p>
      <text:p text:style-name="P4">До Декабристов оставалось уже недалеко и мы доехали на одной паре колёс коляски.</text:p>
      <text:p text:style-name="P4">Кстати, твой дед Коля так и не научился выговаривать слово «коляска». Он называл её тележкой. </text:p>
      <text:p text:style-name="P4">Наверное, это стереотип впечатанный <text:s/>в гены рязанских крестьян. На колясках ездили одни лишь баре, а наши обходились телегами.</text:p>
      <text:p text:style-name="P4">Через пару дней погода разгулялась и я вывез тебя на поле рядом с конечной трамвая.</text:p>
      <text:p text:style-name="P4">Я достал тебя из <text:s/>и поставил на зелёную траву. <text:span text:style-name="T3">Стояла т</text:span>ы <text:s/>не слишком твёрдо <text:span text:style-name="T3">и</text:span> опиралась рукой <text:span text:style-name="T4">на коляску</text:span>.</text:p>
      <text:p text:style-name="P4">Я лёг рядом в траву. </text:p>
      <text:p text:style-name="P4">Зелёное поле уходило вверх, в синее небо, и над ним пели жаворонки. Громко. Звонко.</text:p>
      <text:p text:style-name="P4">Ты так и стояла. Пока на красных колготках не проступило тёмное пятно <text:span text:style-name="T5">влаги. </text:span></text:p>
      <text:p text:style-name="P5">Пришлось увозить тебя на переодевание.</text:p>
      <text:p text:style-name="P4"/>
      <text:p text:style-name="P5">В другой раз я взял запасные <text:span text:style-name="T4">колготки</text:span> и повёз тебя на пруд Шаповаловки, куда мы с Кубой <text:soft-page-break/><text:span text:style-name="T4">гоняли</text:span> на великах. Недалеко, километров пять. </text:p>
      <text:p text:style-name="P5">Ты спала всё дорогу.</text:p>
      <text:p text:style-name="P5">Шаповаловский пруд большой. Я поставил коляску на низком песчаном берегу — посмотреть как ты среагируешь на незнакомый мир. Ведь прудов ты <text:s/>ещё не вид<text:span text:style-name="T1">а</text:span>ла.</text:p>
      <text:p text:style-name="P5">Это как <text:span text:style-name="T3">первый </text:span>выход из космического корабля на неведомую планету.</text:p>
      <text:p text:style-name="P5">Ты проснулась и села. Я стоял позади поднятого верха, чтоб не мешаться <text:span text:style-name="T3">в</text:span> первы<text:span text:style-name="T3">е</text:span> впечатления.</text:p>
      <text:p text:style-name="P5"><text:s/>Ты повернулась влево — из коляски видн<text:span text:style-name="T3">а</text:span> был<text:span text:style-name="T3">а</text:span> лишь ширь пруда подёрнут<text:span text:style-name="T3">ая</text:span> мелкой рябью; направо тоже оказалась непонятная, невиданная <text:span text:style-name="T3">за всю жизнь </text:span>субстанция — и ты разревелась. </text:p>
      <text:p text:style-name="P5">Ну ещё бы! Проснуться неизвестно где и совсем одной.</text:p>
      <text:p text:style-name="P5">Мне пришлось показаться и мы покатили обратно.</text:p>
      <text:p text:style-name="P5"/>
      <text:p text:style-name="P5">На Декабристов 13 от калитки к стойке крыльца веранды была натянута бельевая верёвка. На ней висело высохшее бельё, а ты сидела в коляске рядом. </text:p>
      <text:p text:style-name="P5">Моя мать стояла перед ней с тазиком — вышла снять стирку.</text:p>
      <text:p text:style-name="P6">Ты вдруг ухватилась за что-то висевшее рядом и <text:span text:style-name="T1">поднялась</text:span> в коляске <text:span text:style-name="T6">во весь свой рост</text:span>.</text:p>
      <text:p text:style-name="P6">Моя мать сказала мне убрать ребёнка, а ты, <text:span text:style-name="T6">в ответ, </text:span><text:s/>отпустила бельё и <text:span text:style-name="T1">вскинула</text:span> обе руки, <text:span text:style-name="T1">словно</text:span> в танце. Вот как <text:span text:style-name="T6">я </text:span>умею!</text:p>
      <text:p text:style-name="P6">В глазах моей матери мелькнуло что-то такое тёмное и жуткое, что я инстинктивно отдёрнул тебя. </text:p>
      <text:p text:style-name="P6">Вернее, я потянул на себя ручку коляски и тем самым выдернул её дно у тебя из под ног. </text:p>
      <text:p text:style-name="P6">Ты кувыркнулась через бортик на землю двора, хорошо, что мягкую, хорошо, что на спину.</text:p>
      <text:p text:style-name="P6">Я тут же подхватил орущую тебя <text:s/>на руки, но мимо сарая уже неслась пантерьими прыжками Ира — колотить меня кулаками по голове и по плечам, потому что руки мои были заняты <text:span text:style-name="T6">тобою</text:span>.</text:p>
      <text:p text:style-name="P6">Обратно в Нежин мы везли тебя переполненной электричкой. Народу набилось столько, что в проходе стояли. </text:p>
      <text:p text:style-name="P6">Когда я относил твой пластмассовый горшок с крышкой в <text:span text:style-name="T6">тамбурный </text:span>туалет, пришлось держать его над головой, как <text:span text:style-name="T6">поднос </text:span>официант<text:span text:style-name="T6">а в переполненном трактире</text:span>.</text:p>
      <text:p text:style-name="P6"/>
      <text:p text:style-name="P11"><text:span text:style-name="T4">(...У</text:span> меня в памяти есть два набора картинок — апокалиптические и душещемящие.</text:p>
      <text:p text:style-name="P11">Первые — это где мрак и вой, холодный ужас и бегущие толпы; вторые смотреть приятно, но они оставляют томление по несбыточному, или несбывшемуся.</text:p>
      <text:p text:style-name="P11">Типа той, где в раскрытую дверь автобуса, остановившегося повыше Вапнярки, виден бетонный столбик с голубой жестянкой 379, а рядом уходит вверх просёлок, <text:span text:style-name="T6">между подвижных смыкающихся берегов-</text:span>колосьев <text:s/>поля <text:span text:style-name="T6">и</text:span> пацан лет <text:span text:style-name="T6">десяти</text:span> <text:span text:style-name="T6">прощально взмахивает</text:span> рукой, <text:span text:style-name="T6">а ветер</text:span> <text:span text:style-name="T6">встрёпывает</text:span> <text:span text:style-name="T6">его </text:span><text:s/>волосы <text:span text:style-name="T6">пшеничного цвета</text:span>.</text:p>
      <text:p text:style-name="P11"><text:span text:style-name="T6">Вобщем</text:span>, хочу сказать, что все картинки где <text:span text:style-name="T7">есть </text:span>ты, у меня во втором наборе...<text:span text:style-name="T4">)</text:span></text:p>
      <text:p text:style-name="P11"/>
      <text:p text:style-name="P7">После возвращения из Одессы я жил в постоянной агонии страха перед тем, что неизбежно должно произойти, а возможно уже и случилось. </text:p>
      <text:p text:style-name="P7">Страх сопровождался муками ревности не к кому-то конкретно, а к тому, что отнимет у меня мою Иру. </text:p>
      <text:p text:style-name="P7">Этот страх и муки я скрывал, как нечто постыдное, но они постоянно сопровождали меня.</text:p>
      <text:p text:style-name="P7">Мне легчало лишь когда Ира была рядом, когда <text:span text:style-name="T7">я пахал</text:span> на стройке и когда работал над переводом рассказов. </text:p>
      <text:p text:style-name="P7">Но и в таких случаях сокрушающая тревога, которая давила меня постоянно, не исчезала совершенно, а только отступала на второй план.</text:p>
      <text:p text:style-name="P7">Физическая боль милосерднее — часть мозга, куда <text:span text:style-name="T7">направлены</text:span> её сигналы, через какое-то время отключается и боль <text:span text:style-name="T7">уже не</text:span> доходит.</text:p>
      <text:p text:style-name="P7">Я не <text:span text:style-name="T7">предпринимал</text:span> попыток <text:span text:style-name="T7">ис</text:span>править своё положение; во-первых, <text:span text:style-name="T7">оттого,</text:span> что <text:s/>не умею <text:soft-page-break/>анализировать и составлять план действий, <text:span text:style-name="T7">а так и</text:span> живу, молча терпя нестерпимое.</text:p>
      <text:p text:style-name="P7">Во-вторых, альтернатива этой агонии <text:span text:style-name="T7">не уступает ей своей жутью</text:span>.</text:p>
      <text:p text:style-name="P7"/>
      <text:p text:style-name="P7">Нашу бригаду перебросили на остановку «Присеймовье», строить 2-квартирный дом для обходчиков рядом с железнодорожным мостом через Сейм.</text:p>
      <text:p text:style-name="P8">Полмесяца мы трудились там. </text:p>
      <text:p text:style-name="P7">В <text:span text:style-name="T7">один из </text:span>обеденны<text:span text:style-name="T7">х</text:span> перерыв<text:span text:style-name="T7">ов</text:span> я <text:span text:style-name="T8">рас</text:span>стелил <text:span text:style-name="T7">свою </text:span>снятую спецовку на траву, <text:span text:style-name="T7">рядом с</text:span> иссушённой солнцем тропинк<text:span text:style-name="T7">ой в</text:span> мелких трещинах, <text:span text:style-name="T7">вдоль</text:span> которой <text:span text:style-name="T7">суетились</text:span> муравьи, и лёг сверху.</text:p>
      <text:p text:style-name="P9">Для заполнения <text:span text:style-name="T8">обеденных</text:span> перерывов я читал журнал «Всесвит», <text:s/>который <text:span text:style-name="T8">получал по подписке</text:span>. </text:p>
      <text:p text:style-name="P9">Толстый <text:span text:style-name="T8">ежемесячник</text:span> с переводами на украинский из всемирной литературы всех времён и народов.</text:p>
      <text:p text:style-name="P9">Скоро <text:span text:style-name="T8">чтение </text:span>мне <text:s/>надоело и я опустил голову на страницу раскрытого журнала.</text:p>
      <text:p text:style-name="P9">Вокруг шёл солнечный день заполненный деловитой летней жизнью. </text:p>
      <text:p text:style-name="P9">Муравьи что-то таскали по растресканной тропинке, трава покачивалась от редких порывов прохладительного ветерка и по ней трепетала резная тень листвы деревьев. Воздух гудел от непрерывного жужжания слепней, пчёл и просто <text:span text:style-name="T9">мух</text:span>.</text:p>
      <text:p text:style-name="P9"><text:span text:style-name="T10">В</text:span>ремя от времени ветерок <text:span text:style-name="T10">л</text:span>енив<text:span text:style-name="T10">о</text:span> <text:s/>приподымал страницу рядом с той, на которой лежала моя голова, и тогда всё вокруг застилалось белым <text:span text:style-name="T10">и</text:span> размытыми <text:span text:style-name="T10">пятнами </text:span>букв поднесённых слишком близко к зрачку.</text:p>
      <text:p text:style-name="P9"/>
      <text:p text:style-name="P9">За вз<text:span text:style-name="T10">дыбле</text:span>нной страницей уже не видны быки моста через реку с длинным пустым островком <text:span text:style-name="T10">из</text:span> песка намыт<text:span text:style-name="T10">ого</text:span> <text:span text:style-name="T10">бурлящим </text:span>течением.</text:p>
      <text:p text:style-name="P9"><text:s/><text:span text:style-name="T10">И рыбак с длинной удочкой на краю островка тоже пропадал за белой запоной.</text:span></text:p>
      <text:p text:style-name="P10">Потом страница опадала и оказывалось, что рыбак уже вошёл в течение по щиколотки своих резиновых сапог. Леска <text:span text:style-name="T10">вдруг </text:span>согнула хлыст удочки и он выхватил из бурн<text:span text:style-name="T10">ых струй</text:span> трепыхающийся блеск рыбы. Снял и бросил <text:span text:style-name="T11">добычу зáспину</text:span>, где <text:span text:style-name="T10">та</text:span> продолжила биться на песке. Он снова закинул и, следя за поплавком, не <text:s/><text:span text:style-name="T10">заметил, что</text:span> речн<text:span text:style-name="T10">ая</text:span> чайк<text:span text:style-name="T10">а</text:span> бочком подкрадывается к биению рыбы. </text:p>
      <text:p text:style-name="P10"><text:span text:style-name="T10">Птица, с</text:span>хватив добычу, <text:s/>взлетела. Рыбак не <text:span text:style-name="T10">у</text:span>видел этого, <text:span text:style-name="T10">как и</text:span> и того, что со стороны моста на чайку спикировала <text:span text:style-name="T10">другая</text:span> такая же. <text:span text:style-name="T10">Они</text:span> сшиблись <text:span text:style-name="T10">в воздушном бою </text:span>и рыба упала с пятиметровой высоты обратно в воду. </text:p>
      <text:p text:style-name="P10"><text:span text:style-name="T10">Н</text:span>ичего этого <text:span text:style-name="T10">р</text:span>ыбак не видел, он упорно следил за поплавком.</text:p>
      <text:p text:style-name="P10">Видел только я, но меня ничто не трогало; я даже не придерживал страницу, чтоб не мешала досмотреть. Я смотрел и видел, что всё это — <text:s/>Ничто. </text:p>
      <text:p text:style-name="P10">Вся эта бурлящая, переполненная событиями жизнь — лишь серия картинок поверх Ничего. </text:p>
      <text:p text:style-name="P10">Я смотрел, а мог и не смотреть — ничего Ничего не меняло. <text:span text:style-name="T12">Всё утопало в Ничего. </text:span></text:p>
      <text:p text:style-name="P2">Даже всегдашняя боль отступила, её затопило Ничего, от которого мне ничего не надо.</text:p>
      <text:p text:style-name="P2">Я лежал, как тот протянувшийся островок, вокруг которого журчит и плещет течение жизни, но он знает, что всё это одно и то же полное Ничего.</text:p>
      <text:p text:style-name="P2">Это очень страшное знание. Как с таким жить? </text:p>
      <text:p text:style-name="P2">Как жить, когда ничего не хочешь и ничего не ждёшь? </text:p>
      <text:p text:style-name="P2">Так что выбор у меня был невелик — или Ира и с нею агония, либо Ниче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41:57.203835920</meta:creation-date>
    <dc:date>2017-03-03T10:42:03.06659786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84" meta:word-count="1394" meta:character-count="8814" meta:non-whitespace-character-count="7442"/>
    <meta:generator>LibreOffice/4.3.3.2$Linux_x86 LibreOffice_project/430m0$Build-2</meta:generator>
  </office:meta>
</office:document-meta>
</file>